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Visualize detailed loops and their harmonic reductions</text:p>
      <text:p text:style-name="Standard">fig, axes = plt.subplots(2, 1, figsize=(12, 10))</text:p>
      <text:p text:style-name="Standard"/>
      <text:p text:style-name="Standard"># Plot original Collatz loops</text:p>
      <text:p text:style-name="Standard">for key, loops in adjusted_collatz_loops.items():</text:p>
      <text:p text:style-name="Standard"><text:s text:c="4"/>x = [key] * len(loops)</text:p>
      <text:p text:style-name="Standard"><text:s text:c="4"/>y = [sum(loop) for loop in loops]</text:p>
      <text:p text:style-name="Standard"><text:s text:c="4"/>axes[0].scatter(x, y, alpha=0.7, label=f"Start {key}" if key &lt;= 3 else "")</text:p>
      <text:p text:style-name="Standard"/>
      <text:p text:style-name="Standard">axes[0].set_title("Original Collatz Loops (Sum of Triplets)", fontsize=14)</text:p>
      <text:p text:style-name="Standard">axes[0].set_xlabel("Starting Number")</text:p>
      <text:p text:style-name="Standard">axes[0].set_ylabel("Sum of Triplets (a+b+c)")</text:p>
      <text:p text:style-name="Standard">axes[0].grid(True)</text:p>
      <text:p text:style-name="Standard">axes[0].legend()</text:p>
      <text:p text:style-name="Standard"/>
      <text:p text:style-name="Standard"># Plot harmonic-reduced Collatz loops</text:p>
      <text:p text:style-name="Standard">for key, loops in adjusted_harmonic_loops.items():</text:p>
      <text:p text:style-name="Standard"><text:s text:c="4"/>x = [key] * len(loops)</text:p>
      <text:p text:style-name="Standard"><text:s text:c="4"/>y = [sum(loop) for loop in loops]</text:p>
      <text:p text:style-name="Standard"><text:s text:c="4"/>axes[1].scatter(x, y, alpha=0.7, label=f"Start {key}" if key &lt;= 3 else "")</text:p>
      <text:p text:style-name="Standard"/>
      <text:p text:style-name="Standard">axes[1].set_title("Harmonic Reduction of Collatz Loops", fontsize=14)</text:p>
      <text:p text:style-name="Standard">axes[1].set_xlabel("Starting Number")</text:p>
      <text:p text:style-name="Standard">axes[1].set_ylabel("Sum of Harmonic Triplets (a+b+c)")</text:p>
      <text:p text:style-name="Standard">axes[1].grid(True)</text:p>
      <text:p text:style-name="Standard">axes[1].legend()</text:p>
      <text:p text:style-name="Standard"/>
      <text:p text:style-name="Standard">plt.tight_layout()</text:p>
      <text:p text:style-name="Standard">plt.show()</text:p>
      <text:p text:style-name="Standard"/>
      <text:p text:style-name="Standard"># Analyze scaling patterns and abc conjecture connection</text:p>
      <text:p text:style-name="Standard">scaling_patterns = []</text:p>
      <text:p text:style-name="Standard">abc_relations = []</text:p>
      <text:p text:style-name="Standard"/>
      <text:p text:style-name="Standard">for key, loops in adjusted_harmonic_loops.items():</text:p>
      <text:p text:style-name="Standard"><text:s text:c="4"/>for triplet in loops:</text:p>
      <text:p text:style-name="Standard"><text:s text:c="8"/>a, b, c = triplet</text:p>
      <text:p text:style-name="Standard"><text:s text:c="8"/>scaling_patterns.append((a, b, c))</text:p>
      <text:p text:style-name="Standard"><text:s text:c="8"/>if a + b == c:</text:p>
      <text:p text:style-name="Standard"><text:s text:c="12"/>abc_relations.append((a, b, c))</text:p>
      <text:p text:style-name="Standard"/>
      <text:p text:style-name="Standard">scaling_patterns[:5], abc_relations[:5] <text:s/># Show first few patterns and abc-related triplet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8T13:06:04.868229052</meta:creation-date>
    <dc:date>2025-01-18T13:06:40.972479802</dc:date>
    <meta:editing-duration>PT36S</meta:editing-duration>
    <meta:editing-cycles>1</meta:editing-cycles>
    <meta:document-statistic meta:table-count="0" meta:image-count="0" meta:object-count="0" meta:page-count="1" meta:paragraph-count="34" meta:word-count="163" meta:character-count="1356" meta:non-whitespace-character-count="1162"/>
    <meta:generator>LibreOffice/24.2.7.2$Linux_X86_64 LibreOffice_project/420$Build-2</meta:generator>
  </office:meta>
</office:document-meta>
</file>